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DejaVu Sans Mono" svg:font-family="'DejaVu Sans Mono'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17cm" style:type="right"/>
        </style:tab-stops>
      </style:paragraph-properties>
      <style:text-properties style:font-name="DejaVu Sans1" fo:font-size="8pt" officeooo:rsid="0012ac0e" officeooo:paragraph-rsid="0012ac0e" style:font-size-asian="8pt" style:font-size-complex="8pt"/>
    </style:style>
    <style:style style:name="P2" style:family="paragraph" style:parent-style-name="Footer">
      <style:text-properties style:font-name="DejaVu Sans1" fo:font-size="10pt" style:font-size-asian="10pt" style:font-size-complex="10pt"/>
    </style:style>
    <style:style style:name="P3" style:family="paragraph" style:parent-style-name="Text_20_body">
      <style:text-properties officeooo:rsid="001a2e90" officeooo:paragraph-rsid="001a2e90"/>
    </style:style>
    <style:style style:name="P4" style:family="paragraph" style:parent-style-name="Text_20_body">
      <style:text-properties officeooo:rsid="0022a4e4" officeooo:paragraph-rsid="0022a4e4"/>
    </style:style>
    <style:style style:name="P5" style:family="paragraph" style:parent-style-name="Title">
      <style:text-properties officeooo:rsid="0017e5c1" officeooo:paragraph-rsid="0017e5c1"/>
    </style:style>
    <style:style style:name="P6" style:family="paragraph" style:parent-style-name="Subtitle">
      <style:text-properties officeooo:rsid="001f39cf" officeooo:paragraph-rsid="001f39cf"/>
    </style:style>
    <style:style style:name="P7" style:family="paragraph" style:parent-style-name="Text_20_body">
      <style:paragraph-properties fo:margin-left="0.101cm" fo:margin-right="0.101cm" fo:margin-top="0.101cm" fo:margin-bottom="0.101cm" loext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6b5c6" officeooo:paragraph-rsid="0026b5c6" style:font-size-asian="10pt" style:font-size-complex="10pt"/>
    </style:style>
    <style:style style:name="P8" style:family="paragraph" style:parent-style-name="Text_20_body">
      <style:paragraph-properties fo:margin-left="0.101cm" fo:margin-right="0.101cm" fo:margin-top="0.101cm" fo:margin-bottom="0.101cm" loext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6b5c6" officeooo:paragraph-rsid="0026b5c6" fo:background-color="transparent" style:font-size-asian="10pt" style:font-size-complex="10pt"/>
    </style:style>
    <style:style style:name="P9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1a2e90" officeooo:paragraph-rsid="00244732" style:font-size-asian="10pt" style:language-asian="zxx" style:country-asian="none" style:font-size-complex="10pt" style:language-complex="zxx" style:country-complex="none"/>
    </style:style>
    <style:style style:name="P10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1a2e90" officeooo:paragraph-rsid="0023821f" style:font-size-asian="10pt" style:language-asian="zxx" style:country-asian="none" style:font-size-complex="10pt" style:language-complex="zxx" style:country-complex="none"/>
    </style:style>
    <style:style style:name="P11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1a2e90" officeooo:paragraph-rsid="0022a4e4" style:font-size-asian="10pt" style:language-asian="zxx" style:country-asian="none" style:font-size-complex="10pt" style:language-complex="zxx" style:country-complex="none"/>
    </style:style>
    <style:style style:name="P12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officeooo:rsid="00213f25" officeooo:paragraph-rsid="00229300" style:font-size-asian="10pt" style:font-size-complex="10pt"/>
    </style:style>
    <style:style style:name="P13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officeooo:rsid="00223c1b" officeooo:paragraph-rsid="00229300" style:font-size-asian="10pt" style:font-size-complex="10pt"/>
    </style:style>
    <style:style style:name="P14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officeooo:rsid="001a2e90" officeooo:paragraph-rsid="00229300" style:font-size-asian="10pt" style:font-size-complex="10pt"/>
    </style:style>
    <style:style style:name="P15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style:font-size-asian="10pt" style:font-size-complex="10pt"/>
    </style:style>
    <style:style style:name="P16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officeooo:rsid="001f4759" officeooo:paragraph-rsid="00229300" style:font-size-asian="10pt" style:font-size-complex="10pt"/>
    </style:style>
    <style:style style:name="P17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fo:font-style="italic" officeooo:rsid="001f4759" officeooo:paragraph-rsid="00229300" style:font-size-asian="10pt" style:font-style-asian="italic" style:font-size-complex="10pt" style:font-style-complex="italic"/>
    </style:style>
    <style:style style:name="P18" style:family="paragraph" style:parent-style-name="Table_20_Contents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style:font-size-asian="10pt" style:font-size-complex="10pt"/>
    </style:style>
    <style:style style:name="P19" style:family="paragraph" style:parent-style-name="Table_20_Contents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officeooo:rsid="00229300" officeooo:paragraph-rsid="00229300" style:font-size-asian="10pt" style:font-size-complex="10pt"/>
    </style:style>
    <style:style style:name="P20" style:family="paragraph" style:parent-style-name="Code" style:list-style-name="">
      <style:text-properties officeooo:rsid="000e5dca" officeooo:paragraph-rsid="003a94a9"/>
    </style:style>
    <style:style style:name="P21" style:family="paragraph" style:parent-style-name="Code">
      <style:text-properties officeooo:paragraph-rsid="003a94a9"/>
    </style:style>
    <style:style style:name="P22" style:family="paragraph" style:parent-style-name="Text_20_body" style:list-style-name="">
      <style:text-properties officeooo:rsid="0036bf23" officeooo:paragraph-rsid="0036bf23"/>
    </style:style>
    <style:style style:name="P23" style:family="paragraph" style:parent-style-name="Heading_20_2">
      <style:text-properties officeooo:rsid="0010cb20" officeooo:paragraph-rsid="003a94a9"/>
    </style:style>
    <style:style style:name="P24" style:family="paragraph" style:parent-style-name="Heading_20_2">
      <style:text-properties officeooo:paragraph-rsid="003a94a9"/>
    </style:style>
    <style:style style:name="P25" style:family="paragraph" style:parent-style-name="Heading_20_1">
      <style:text-properties officeooo:rsid="0036bf23"/>
    </style:style>
    <style:style style:name="T1" style:family="text">
      <style:text-properties officeooo:rsid="0017e5c1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139e4c" style:font-size-asian="8pt" style:font-size-complex="8pt"/>
    </style:style>
    <style:style style:name="T4" style:family="text">
      <style:text-properties officeooo:rsid="001f4759"/>
    </style:style>
    <style:style style:name="T5" style:family="text">
      <style:text-properties officeooo:rsid="00378f89"/>
    </style:style>
    <style:style style:name="T6" style:family="text">
      <style:text-properties officeooo:rsid="0039161e"/>
    </style:style>
    <style:style style:name="T7" style:family="text">
      <style:text-properties officeooo:rsid="000f49f8"/>
    </style:style>
    <style:style style:name="T8" style:family="text">
      <style:text-properties officeooo:rsid="000f4c1d"/>
    </style:style>
    <style:style style:name="T9" style:family="text">
      <style:text-properties fo:font-style="italic" officeooo:rsid="000f4c1d" style:font-style-asian="italic" style:font-style-complex="italic"/>
    </style:style>
    <style:style style:name="T10" style:family="text">
      <style:text-properties officeooo:rsid="0005446a"/>
    </style:style>
    <style:style style:name="T11" style:family="text">
      <style:text-properties officeooo:rsid="0014b18e"/>
    </style:style>
    <style:style style:name="T12" style:family="text">
      <style:text-properties officeooo:rsid="0002439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6">PlugIn</text:span> <text:span text:style-name="T5">Developer </text:span>Manual</text:p>
      <text:p text:style-name="P6">Notes</text:p>
      <text:h text:style-name="P25" text:outline-level="1">Metadata <text:span text:style-name="T6">API</text:span> Model</text:h>
      <text:h text:style-name="P24" text:outline-level="2"><text:span text:style-name="T10">Interface</text:span> of <text:span text:style-name="T10">Annotations</text:span></text:h>
      <text:p text:style-name="P21"><text:span text:style-name="T10">import com.arjuna.databroker.metadata.annotations.MetadataContentView;</text:span><text:line-break/><text:span text:style-name="T10">import com.arjuna.databroker.metadata.annotations.MetadataStatementMapping;</text:span><text:line-break/><text:line-break/><text:span text:style-name="T11">@MetadataContentView</text:span><text:line-break/>public interface <text:span text:style-name="T12">My</text:span>DataSource<text:line-break/>{<text:line-break/> <text:s text:c="3"/><text:span text:style-name="T12">@MetadataStatementMapping(name = “http://rdfs.arjuna.com/description#hasTitle”,<text:line-break/> <text:s text:c="29"/>type = "http://www.w3.org/2001/XMLSchema#string")</text:span><text:line-break/> <text:s text:c="3"/><text:span text:style-name="T12">public String getTitle();<text:line-break/></text:span><text:line-break/> <text:s text:c="3"/><text:span text:style-name="T12">@MetadataStatementMapping(name = “http://rdfs.arjuna.com/description#hasSummary”,<text:line-break/> <text:s text:c="29"/>type = "http://www.w3.org/2001/XMLSchema#string")</text:span><text:line-break/> <text:s text:c="3"/><text:span text:style-name="T12">public String getSummary();<text:line-break/></text:span><text:line-break/> <text:s text:c="3"/><text:span text:style-name="T12">@MetadataStatementMapping(name = “http://rdfs.arjuna.com/description#hasDetails”,<text:line-break/> <text:s text:c="29"/>type = "http://www.w3.org/2001/XMLSchema#string")</text:span><text:line-break/> <text:s text:c="3"/><text:span text:style-name="T12">public String getDetails();<text:line-break/></text:span>};</text:p>
      <text:h text:style-name="P23" text:outline-level="2">Obtaining information</text:h>
      <text:h text:style-name="P20" text:outline-level="1"><text:span text:style-name="T7">import com.arjuna.databroker.metadata.rdf.RDFMetadataInventory;<text:line-break/></text:span><text:line-break/><text:span text:style-name="T7">import com.arjuna.databroker.metadata.Metadata;<text:line-break/>import com.arjuna.databroker.metadata.selectors.MetadataSelector;</text:span><text:line-break/><text:line-break/><text:line-break/><text:span text:style-name="T8">RDFMetadataInventory rdfMetadataInventory = new RDFMetadataInventory();<text:line-break/><text:line-break/>Metadata <text:s text:c="7"/>metadata <text:s text:c="7"/>= rdfMetadataInventory.getMetadata(</text:span><text:span text:style-name="T9">metadataId</text:span><text:span text:style-name="T8">);<text:line-break/>MetadataContent metadataContent = metadata.self().selector(RDFPathSelector.class).withPath(</text:span><text:span text:style-name="T9">path</text:span><text:span text:style-name="T8">);<text:line-break/><text:line-break/>MyDataSource myDataSource = metadataContent.getView(MyDataSource.class);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DejaVu Sans Mono" svg:font-family="'DejaVu Sans Mono'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3000 3000" svg:d="M1500 0l1500 3000h-3000zM1500 447l-1176 2353h2353z"/>
    <draw:marker draw:name="Arrowheads_20_2" draw:display-name="Arrowheads 2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draw:marker draw:name="Triangle_20_unfilled" draw:display-name="Triangle unfilled" svg:viewBox="0 0 3000 3000" svg:d="M1500 0l1500 3000h-3000zM1500 447l-1176 2353h2353z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DejaVu Sans" fo:font-family="'DejaVu Sans'" style:font-style-name="Book" style:font-family-generic="swiss" style:font-pitch="variable" fo:language="en" fo:country="GB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DejaVu Sans" fo:font-family="'DejaVu Sans'" style:font-style-name="Book" style:font-family-generic="swiss" style:font-pitch="variable" fo:font-size="10pt" fo:language="en" fo:country="GB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DejaVu Sans" fo:font-family="'DejaVu Sans'" style:font-style-name="Book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top="7.999cm" fo:margin-bottom="0.101cm" loext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3cm" fo:margin-bottom="0.101cm" loext:contextual-spacing="false" fo:text-align="center" style:justify-single-word="false" style:page-number="auto" fo:break-after="page"/>
      <style:text-properties fo:font-size="18pt" officeooo:rsid="001834ac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" style:family="paragraph" style:parent-style-name="Standard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DejaVu Sans Mono" fo:font-family="'DejaVu Sans Mono'" style:font-family-generic="modern" style:font-pitch="fixed" fo:font-size="8pt" fo:language="zxx" fo:country="none" officeooo:rsid="00024397" style:font-size-asian="8pt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7cm" style:type="right"/>
        </style:tab-stops>
      </style:paragraph-properties>
      <style:text-properties style:font-name="DejaVu Sans1" fo:font-size="8pt" officeooo:rsid="0012ac0e" officeooo:paragraph-rsid="0012ac0e" style:font-size-asian="8pt" style:font-size-complex="8pt"/>
    </style:style>
    <style:style style:name="MP2" style:family="paragraph" style:parent-style-name="Footer">
      <style:text-properties style:font-name="DejaVu Sans1" fo:font-size="10pt" style:font-size-asian="10pt" style:font-size-complex="10pt"/>
    </style:style>
    <style:style style:name="MT1" style:family="text">
      <style:text-properties officeooo:rsid="0039161e"/>
    </style:style>
    <style:style style:name="MT2" style:family="text">
      <style:text-properties officeooo:rsid="0017e5c1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8pt" officeooo:rsid="00139e4c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lugIn Developer Manual</text:span><text:tab/><text:span text:style-name="MT2">1.0</text:span></text:p>
      </style:header>
      <style:footer>
        <text:p text:style-name="MP2"><text:tab/><text:span text:style-name="MT3"><text:page-number text:select-page="current">1</text:page-number></text:span><text:span text:style-name="MT3"> </text:span><text:span text:style-name="MT4">of </text:span><text:span text:style-name="MT4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41M50S</meta:editing-duration>
    <meta:editing-cycles>49</meta:editing-cycles>
    <meta:generator>LibreOffice/4.3.0.4$Windows_x86 LibreOffice_project/62ad5818884a2fc2e5780dd45466868d41009ec0</meta:generator>
    <dc:date>2014-09-19T16:45:26.279000000</dc:date>
    <meta:document-statistic meta:table-count="0" meta:image-count="0" meta:object-count="0" meta:page-count="2" meta:paragraph-count="9" meta:word-count="79" meta:character-count="1425" meta:non-whitespace-character-count="1218"/>
    <meta:user-defined meta:name="Info 1"/>
    <meta:user-defined meta:name="Info 2"/>
    <meta:user-defined meta:name="Info 3"/>
    <meta:user-defined meta:name="Info 4"/>
  </office:meta>
</office:document-meta>
</file>